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78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2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5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9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98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0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0:07:19.211431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9-23T10:09:24.455015455</dc:date>
    <dc:creator>DavidA </dc:creator>
    <meta:editing-duration>P1DT9H27M28S</meta:editing-duration>
    <meta:editing-cycles>120</meta:editing-cycles>
    <meta:generator>LibreOffice/6.0.7.3$Linux_X86_64 LibreOffice_project/00m0$Build-3</meta:generator>
    <meta:document-statistic meta:table-count="1" meta:cell-count="724" meta:object-count="0"/>
  </office:meta>
</office:document-meta>
</file>